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0941in" svg:y="0.1783in">
            <draw:object draw:notify-on-update-of-ranges="Sheet1.F2:Sheet1.F25 Sheet1.G1:Sheet1.G1 Sheet1.G2:Sheet1.G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office:value-type="string" calcext:value-type="string">
            <text:p>Instancja</text:p>
          </table:table-cell>
          <table:table-cell office:value-type="string" calcext:value-type="string">
            <text:p>Wrtość celu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0" calcext:value-type="float">
            <text:p>0</text:p>
          </table:table-cell>
          <table:table-cell office:value-type="float" office:value="35668" calcext:value-type="float">
            <text:p>35668</text:p>
          </table:table-cell>
          <table:table-cell/>
          <table:table-cell table:formula="of:=[.C2]/25000000" office:value-type="float" office:value="0" calcext:value-type="float">
            <text:p>0</text:p>
          </table:table-cell>
          <table:table-cell table:formula="of:= [.D2] / [.D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2" calcext:value-type="float">
            <text:p>2</text:p>
          </table:table-cell>
          <table:table-cell office:value-type="float" office:value="35665" calcext:value-type="float">
            <text:p>35665</text:p>
          </table:table-cell>
          <table:table-cell/>
          <table:table-cell table:formula="of:=[.C3]/25000000" office:value-type="float" office:value="0.00000008" calcext:value-type="float">
            <text:p>8E-08</text:p>
          </table:table-cell>
          <table:table-cell table:formula="of:= [.D3] / [.D2]" office:value-type="float" office:value="0.999915890994729" calcext:value-type="float">
            <text:p>0.99991589099472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" calcext:value-type="float">
            <text:p>3</text:p>
          </table:table-cell>
          <table:table-cell office:value-type="float" office:value="34258" calcext:value-type="float">
            <text:p>34258</text:p>
          </table:table-cell>
          <table:table-cell/>
          <table:table-cell table:formula="of:=[.C4]/25000000" office:value-type="float" office:value="0.00000012" calcext:value-type="float">
            <text:p>1.2E-07</text:p>
          </table:table-cell>
          <table:table-cell table:formula="of:= [.D4] / [.D2]" office:value-type="float" office:value="0.960468767522709" calcext:value-type="float">
            <text:p>0.96046876752270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4" calcext:value-type="float">
            <text:p>4</text:p>
          </table:table-cell>
          <table:table-cell office:value-type="float" office:value="33595" calcext:value-type="float">
            <text:p>33595</text:p>
          </table:table-cell>
          <table:table-cell/>
          <table:table-cell table:formula="of:=[.C5]/25000000" office:value-type="float" office:value="0.00000016" calcext:value-type="float">
            <text:p>1.6E-07</text:p>
          </table:table-cell>
          <table:table-cell table:formula="of:= [.D5] / [.D2]" office:value-type="float" office:value="0.941880677357856" calcext:value-type="float">
            <text:p>0.941880677357856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2" calcext:value-type="float">
            <text:p>12</text:p>
          </table:table-cell>
          <table:table-cell office:value-type="float" office:value="32189" calcext:value-type="float">
            <text:p>32189</text:p>
          </table:table-cell>
          <table:table-cell/>
          <table:table-cell table:formula="of:=[.C6]/25000000" office:value-type="float" office:value="0.00000048" calcext:value-type="float">
            <text:p>4.8E-07</text:p>
          </table:table-cell>
          <table:table-cell table:formula="of:= [.D6] / [.D2]" office:value-type="float" office:value="0.902461590220926" calcext:value-type="float">
            <text:p>0.902461590220926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3" calcext:value-type="float">
            <text:p>53</text:p>
          </table:table-cell>
          <table:table-cell office:value-type="float" office:value="32163" calcext:value-type="float">
            <text:p>32163</text:p>
          </table:table-cell>
          <table:table-cell/>
          <table:table-cell table:formula="of:=[.C7]/25000000" office:value-type="float" office:value="0.00000212" calcext:value-type="float">
            <text:p>2.12E-06</text:p>
          </table:table-cell>
          <table:table-cell table:formula="of:= [.D7] / [.D2]" office:value-type="float" office:value="0.901732645508579" calcext:value-type="float">
            <text:p>0.90173264550857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61" calcext:value-type="float">
            <text:p>61</text:p>
          </table:table-cell>
          <table:table-cell office:value-type="float" office:value="32028" calcext:value-type="float">
            <text:p>32028</text:p>
          </table:table-cell>
          <table:table-cell/>
          <table:table-cell table:formula="of:=[.C8]/25000000" office:value-type="float" office:value="0.00000244" calcext:value-type="float">
            <text:p>2.44E-06</text:p>
          </table:table-cell>
          <table:table-cell table:formula="of:= [.D8] / [.D2]" office:value-type="float" office:value="0.897947740271392" calcext:value-type="float">
            <text:p>0.89794774027139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38" calcext:value-type="float">
            <text:p>138</text:p>
          </table:table-cell>
          <table:table-cell office:value-type="float" office:value="31798" calcext:value-type="float">
            <text:p>31798</text:p>
          </table:table-cell>
          <table:table-cell/>
          <table:table-cell table:formula="of:=[.C9]/25000000" office:value-type="float" office:value="0.00000552" calcext:value-type="float">
            <text:p>5.52E-06</text:p>
          </table:table-cell>
          <table:table-cell table:formula="of:= [.D9] / [.D2]" office:value-type="float" office:value="0.891499383200628" calcext:value-type="float">
            <text:p>0.891499383200628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80" calcext:value-type="float">
            <text:p>180</text:p>
          </table:table-cell>
          <table:table-cell office:value-type="float" office:value="31722" calcext:value-type="float">
            <text:p>31722</text:p>
          </table:table-cell>
          <table:table-cell/>
          <table:table-cell table:formula="of:=[.C10]/25000000" office:value-type="float" office:value="0.0000072" calcext:value-type="float">
            <text:p>7.2E-06</text:p>
          </table:table-cell>
          <table:table-cell table:formula="of:= [.D10] / [.D2]" office:value-type="float" office:value="0.889368621733767" calcext:value-type="float">
            <text:p>0.88936862173376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263" calcext:value-type="float">
            <text:p>263</text:p>
          </table:table-cell>
          <table:table-cell office:value-type="float" office:value="31640" calcext:value-type="float">
            <text:p>31640</text:p>
          </table:table-cell>
          <table:table-cell/>
          <table:table-cell table:formula="of:=[.C11]/25000000" office:value-type="float" office:value="0.00001052" calcext:value-type="float">
            <text:p>1.052E-05</text:p>
          </table:table-cell>
          <table:table-cell table:formula="of:= [.D11] / [.D2]" office:value-type="float" office:value="0.887069642256364" calcext:value-type="float">
            <text:p>0.887069642256364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86" calcext:value-type="float">
            <text:p>586</text:p>
          </table:table-cell>
          <table:table-cell office:value-type="float" office:value="31478" calcext:value-type="float">
            <text:p>31478</text:p>
          </table:table-cell>
          <table:table-cell/>
          <table:table-cell table:formula="of:=[.C12]/25000000" office:value-type="float" office:value="0.00002344" calcext:value-type="float">
            <text:p>2.344E-05</text:p>
          </table:table-cell>
          <table:table-cell table:formula="of:= [.D12] / [.D2]" office:value-type="float" office:value="0.882527755971739" calcext:value-type="float">
            <text:p>0.88252775597173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066" calcext:value-type="float">
            <text:p>1066</text:p>
          </table:table-cell>
          <table:table-cell office:value-type="float" office:value="31337" calcext:value-type="float">
            <text:p>31337</text:p>
          </table:table-cell>
          <table:table-cell/>
          <table:table-cell table:formula="of:=[.C13]/25000000" office:value-type="float" office:value="0.00004264" calcext:value-type="float">
            <text:p>4.264E-05</text:p>
          </table:table-cell>
          <table:table-cell table:formula="of:= [.D13] / [.D2]" office:value-type="float" office:value="0.87857463272401" calcext:value-type="float">
            <text:p>0.8785746327240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089" calcext:value-type="float">
            <text:p>1089</text:p>
          </table:table-cell>
          <table:table-cell office:value-type="float" office:value="31240" calcext:value-type="float">
            <text:p>31240</text:p>
          </table:table-cell>
          <table:table-cell/>
          <table:table-cell table:formula="of:=[.C14]/25000000" office:value-type="float" office:value="0.00004356" calcext:value-type="float">
            <text:p>4.356E-05</text:p>
          </table:table-cell>
          <table:table-cell table:formula="of:= [.D14] / [.D2]" office:value-type="float" office:value="0.875855108220253" calcext:value-type="float">
            <text:p>0.875855108220253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244" calcext:value-type="float">
            <text:p>1244</text:p>
          </table:table-cell>
          <table:table-cell office:value-type="float" office:value="31120" calcext:value-type="float">
            <text:p>31120</text:p>
          </table:table-cell>
          <table:table-cell/>
          <table:table-cell table:formula="of:=[.C15]/25000000" office:value-type="float" office:value="0.00004976" calcext:value-type="float">
            <text:p>4.976E-05</text:p>
          </table:table-cell>
          <table:table-cell table:formula="of:= [.D15] / [.D2]" office:value-type="float" office:value="0.87249074800942" calcext:value-type="float">
            <text:p>0.8724907480094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4748" calcext:value-type="float">
            <text:p>4748</text:p>
          </table:table-cell>
          <table:table-cell office:value-type="float" office:value="31110" calcext:value-type="float">
            <text:p>31110</text:p>
          </table:table-cell>
          <table:table-cell/>
          <table:table-cell table:formula="of:=[.C16]/25000000" office:value-type="float" office:value="0.00018992" calcext:value-type="float">
            <text:p>0.00018992</text:p>
          </table:table-cell>
          <table:table-cell table:formula="of:= [.D16] / [.D2]" office:value-type="float" office:value="0.872210384658517" calcext:value-type="float">
            <text:p>0.87221038465851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407" calcext:value-type="float">
            <text:p>5407</text:p>
          </table:table-cell>
          <table:table-cell office:value-type="float" office:value="30932" calcext:value-type="float">
            <text:p>30932</text:p>
          </table:table-cell>
          <table:table-cell/>
          <table:table-cell table:formula="of:=[.C17]/25000000" office:value-type="float" office:value="0.00021628" calcext:value-type="float">
            <text:p>0.00021628</text:p>
          </table:table-cell>
          <table:table-cell table:formula="of:= [.D17] / [.D2]" office:value-type="float" office:value="0.867219917012448" calcext:value-type="float">
            <text:p>0.867219917012448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7018" calcext:value-type="float">
            <text:p>7018</text:p>
          </table:table-cell>
          <table:table-cell office:value-type="float" office:value="30803" calcext:value-type="float">
            <text:p>30803</text:p>
          </table:table-cell>
          <table:table-cell/>
          <table:table-cell table:formula="of:=[.C18]/25000000" office:value-type="float" office:value="0.00028072" calcext:value-type="float">
            <text:p>0.00028072</text:p>
          </table:table-cell>
          <table:table-cell table:formula="of:= [.D18] / [.D2]" office:value-type="float" office:value="0.863603229785802" calcext:value-type="float">
            <text:p>0.863603229785802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13818" calcext:value-type="float">
            <text:p>13818</text:p>
          </table:table-cell>
          <table:table-cell office:value-type="float" office:value="30420" calcext:value-type="float">
            <text:p>30420</text:p>
          </table:table-cell>
          <table:table-cell/>
          <table:table-cell table:formula="of:=[.C19]/25000000" office:value-type="float" office:value="0.00055272" calcext:value-type="float">
            <text:p>0.00055272</text:p>
          </table:table-cell>
          <table:table-cell table:formula="of:= [.D19] / [.D2]" office:value-type="float" office:value="0.852865313446226" calcext:value-type="float">
            <text:p>0.852865313446226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3614" calcext:value-type="float">
            <text:p>33614</text:p>
          </table:table-cell>
          <table:table-cell office:value-type="float" office:value="30233" calcext:value-type="float">
            <text:p>30233</text:p>
          </table:table-cell>
          <table:table-cell/>
          <table:table-cell table:formula="of:=[.C20]/25000000" office:value-type="float" office:value="0.00134456" calcext:value-type="float">
            <text:p>0.00134456</text:p>
          </table:table-cell>
          <table:table-cell table:formula="of:= [.D20] / [.D2]" office:value-type="float" office:value="0.847622518784344" calcext:value-type="float">
            <text:p>0.847622518784344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57971" calcext:value-type="float">
            <text:p>57971</text:p>
          </table:table-cell>
          <table:table-cell office:value-type="float" office:value="29978" calcext:value-type="float">
            <text:p>29978</text:p>
          </table:table-cell>
          <table:table-cell/>
          <table:table-cell table:formula="of:=[.C21]/25000000" office:value-type="float" office:value="0.00231884" calcext:value-type="float">
            <text:p>0.00231884</text:p>
          </table:table-cell>
          <table:table-cell table:formula="of:= [.D21] / [.D2]" office:value-type="float" office:value="0.840473253336324" calcext:value-type="float">
            <text:p>0.840473253336324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75602" calcext:value-type="float">
            <text:p>75602</text:p>
          </table:table-cell>
          <table:table-cell office:value-type="float" office:value="29659" calcext:value-type="float">
            <text:p>29659</text:p>
          </table:table-cell>
          <table:table-cell/>
          <table:table-cell table:formula="of:=[.C22]/25000000" office:value-type="float" office:value="0.00302408" calcext:value-type="float">
            <text:p>0.00302408</text:p>
          </table:table-cell>
          <table:table-cell table:formula="of:= [.D22] / [.D2]" office:value-type="float" office:value="0.831529662442525" calcext:value-type="float">
            <text:p>0.831529662442525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67217" calcext:value-type="float">
            <text:p>367217</text:p>
          </table:table-cell>
          <table:table-cell office:value-type="float" office:value="29638" calcext:value-type="float">
            <text:p>29638</text:p>
          </table:table-cell>
          <table:table-cell/>
          <table:table-cell table:formula="of:=[.C23]/25000000" office:value-type="float" office:value="0.01468868" calcext:value-type="float">
            <text:p>0.01468868</text:p>
          </table:table-cell>
          <table:table-cell table:formula="of:= [.D23] / [.D2]" office:value-type="float" office:value="0.83094089940563" calcext:value-type="float">
            <text:p>0.83094089940563</text:p>
          </table:table-cell>
          <table:table-cell/>
          <table:table-cell table:style-name="ce2" office:value-type="string" calcext:value-type="string" table:number-columns-spanned="5" table:number-rows-spanned="7">
            <text:p>Tą dolną podziałkę trzebaby było zrobić jakoś sensowniej w sensie skali, jeszcze nie wiem jak to u siebie przeskalować, ale jak masz jakieś fajne narzędzie, to powinno pójść łatwo…</text:p>
          </table:table-cell>
          <table:covered-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2510642" calcext:value-type="float">
            <text:p>2510642</text:p>
          </table:table-cell>
          <table:table-cell office:value-type="float" office:value="29531" calcext:value-type="float">
            <text:p>29531</text:p>
          </table:table-cell>
          <table:table-cell/>
          <table:table-cell table:formula="of:=[.C24]/25000000" office:value-type="float" office:value="0.10042568" calcext:value-type="float">
            <text:p>0.10042568</text:p>
          </table:table-cell>
          <table:table-cell table:formula="of:= [.D24] / [.D2]" office:value-type="float" office:value="0.82794101155097" calcext:value-type="float">
            <text:p>0.82794101155097</text:p>
          </table:table-cell>
          <table:table-cell/>
          <table:covered-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2.616" calcext:value-type="float">
            <text:p>752.616</text:p>
          </table:table-cell>
          <table:table-cell office:value-type="float" office:value="3889137" calcext:value-type="float">
            <text:p>3889137</text:p>
          </table:table-cell>
          <table:table-cell office:value-type="float" office:value="28827" calcext:value-type="float">
            <text:p>28827</text:p>
          </table:table-cell>
          <table:table-cell/>
          <table:table-cell table:formula="of:=[.C25]/25000000" office:value-type="float" office:value="0.15556548" calcext:value-type="float">
            <text:p>0.15556548</text:p>
          </table:table-cell>
          <table:table-cell table:formula="of:= [.D25] / [.D2]" office:value-type="float" office:value="0.808203431647415" calcext:value-type="float">
            <text:p>0.808203431647415</text:p>
          </table:table-cell>
          <table:table-cell/>
          <table:covered-table-cell table:number-columns-repeated="5"/>
        </table:table-row>
        <table:table-row table:style-name="ro1">
          <table:table-cell table:number-columns-repeated="8"/>
          <table:covered-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Kolumna C / 25000000</text:p>
          </table:table-cell>
          <table:table-cell office:value-type="string" calcext:value-type="string">
            <text:p>Kolumna D / D2</text:p>
          </table:table-cell>
          <table:table-cell/>
          <table:covered-table-cell table:number-columns-repeated="5"/>
        </table:table-row>
        <table:table-row table:style-name="ro1">
          <table:table-cell table:number-columns-repeated="8"/>
          <table:covered-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7">
            <text:p>Kodzik na wybór ile instancji było losowanych:<text:line-break/>if(n &lt; 1000) k = 250000000;<text:line-break/>else if(n &lt; 2000) k= 100000000;<text:line-break/>else if(n &lt; 5000) k= 25000000;<text:line-break/>else if(n &lt; 20000) k= 10000000;</text:p>
          </table:table-cell>
          <table:covered-table-cell table:number-columns-repeated="4"/>
          <table:table-cell table:number-columns-repeated="3"/>
          <table:covered-table-cell table:number-columns-repeated="5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  <table:table-row table:style-name="ro1">
          <table:covered-table-cell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0:21:54.206477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08:12:30.817600360</meta:creation-date>
    <dc:date>2022-04-02T20:33:37.716981501</dc:date>
    <meta:editing-duration>PT10H29M12S</meta:editing-duration>
    <meta:editing-cycles>3</meta:editing-cycles>
    <meta:generator>LibreOffice/6.4.7.2$Linux_X86_64 LibreOffice_project/40$Build-2</meta:generator>
    <meta:document-statistic meta:table-count="1" meta:cell-count="15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280 miast</text:p>
        </chart:title>
        <chart:subtitle svg:x="6.329cm" svg:y="1.275cm" chart:style-name="ch3">
          <text:p>25000000 instancji</text:p>
        </chart:subtitle>
        <chart:legend chart:legend-position="end" svg:x="12.83cm" svg:y="4.201cm" style:legend-expansion="high" chart:style-name="ch4"/>
        <chart:plot-area chart:style-name="ch5" table:cell-range-address="Sheet1.F1:Sheet1.G25" chart:data-source-has-labels="both" svg:x="0.32cm" svg:y="2.138cm" svg:width="12.19cm" svg:height="6.682cm">
          <chartooo:coordinate-region svg:x="1.047cm" svg:y="2.138cm" svg:width="11.463cm" svg:height="4.698cm"/>
          <chart:axis chart:dimension="x" chart:name="primary-x" chart:style-name="ch6" chartooo:axis-type="auto">
            <chartooo:date-scale/>
            <chart:categories table:cell-range-address="Sheet1.F2:Sheet1.F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25" chart:label-cell-address="Sheet1.G1:Sheet1.G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tość celu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25</svg:desc>
                </draw:g>
              </table:table-cell>
              <table:table-cell office:value-type="float" office:value="1">
                <text:p>1</text:p>
                <draw:g>
                  <svg:desc>Sheet1.G2:Sheet1.G25</svg:desc>
                </draw:g>
              </table:table-cell>
            </table:table-row>
            <table:table-row>
              <table:table-cell office:value-type="float" office:value="0.00000008">
                <text:p>0.00000008</text:p>
              </table:table-cell>
              <table:table-cell office:value-type="float" office:value="0.999915890994729">
                <text:p>0.999915890994729</text:p>
              </table:table-cell>
            </table:table-row>
            <table:table-row>
              <table:table-cell office:value-type="float" office:value="0.00000012">
                <text:p>0.00000012</text:p>
              </table:table-cell>
              <table:table-cell office:value-type="float" office:value="0.960468767522709">
                <text:p>0.960468767522709</text:p>
              </table:table-cell>
            </table:table-row>
            <table:table-row>
              <table:table-cell office:value-type="float" office:value="0.00000016">
                <text:p>0.00000016</text:p>
              </table:table-cell>
              <table:table-cell office:value-type="float" office:value="0.941880677357856">
                <text:p>0.941880677357856</text:p>
              </table:table-cell>
            </table:table-row>
            <table:table-row>
              <table:table-cell office:value-type="float" office:value="0.00000048">
                <text:p>0.00000048</text:p>
              </table:table-cell>
              <table:table-cell office:value-type="float" office:value="0.902461590220926">
                <text:p>0.902461590220926</text:p>
              </table:table-cell>
            </table:table-row>
            <table:table-row>
              <table:table-cell office:value-type="float" office:value="0.00000212">
                <text:p>0.00000212</text:p>
              </table:table-cell>
              <table:table-cell office:value-type="float" office:value="0.901732645508579">
                <text:p>0.901732645508579</text:p>
              </table:table-cell>
            </table:table-row>
            <table:table-row>
              <table:table-cell office:value-type="float" office:value="0.00000244">
                <text:p>0.00000244</text:p>
              </table:table-cell>
              <table:table-cell office:value-type="float" office:value="0.897947740271392">
                <text:p>0.897947740271392</text:p>
              </table:table-cell>
            </table:table-row>
            <table:table-row>
              <table:table-cell office:value-type="float" office:value="0.00000552">
                <text:p>0.00000552</text:p>
              </table:table-cell>
              <table:table-cell office:value-type="float" office:value="0.891499383200628">
                <text:p>0.891499383200628</text:p>
              </table:table-cell>
            </table:table-row>
            <table:table-row>
              <table:table-cell office:value-type="float" office:value="0.0000072">
                <text:p>0.0000072</text:p>
              </table:table-cell>
              <table:table-cell office:value-type="float" office:value="0.889368621733767">
                <text:p>0.889368621733767</text:p>
              </table:table-cell>
            </table:table-row>
            <table:table-row>
              <table:table-cell office:value-type="float" office:value="0.00001052">
                <text:p>0.00001052</text:p>
              </table:table-cell>
              <table:table-cell office:value-type="float" office:value="0.887069642256364">
                <text:p>0.887069642256364</text:p>
              </table:table-cell>
            </table:table-row>
            <table:table-row>
              <table:table-cell office:value-type="float" office:value="0.00002344">
                <text:p>0.00002344</text:p>
              </table:table-cell>
              <table:table-cell office:value-type="float" office:value="0.882527755971739">
                <text:p>0.882527755971739</text:p>
              </table:table-cell>
            </table:table-row>
            <table:table-row>
              <table:table-cell office:value-type="float" office:value="0.00004264">
                <text:p>0.00004264</text:p>
              </table:table-cell>
              <table:table-cell office:value-type="float" office:value="0.87857463272401">
                <text:p>0.87857463272401</text:p>
              </table:table-cell>
            </table:table-row>
            <table:table-row>
              <table:table-cell office:value-type="float" office:value="0.00004356">
                <text:p>0.00004356</text:p>
              </table:table-cell>
              <table:table-cell office:value-type="float" office:value="0.875855108220253">
                <text:p>0.875855108220253</text:p>
              </table:table-cell>
            </table:table-row>
            <table:table-row>
              <table:table-cell office:value-type="float" office:value="0.00004976">
                <text:p>0.00004976</text:p>
              </table:table-cell>
              <table:table-cell office:value-type="float" office:value="0.87249074800942">
                <text:p>0.87249074800942</text:p>
              </table:table-cell>
            </table:table-row>
            <table:table-row>
              <table:table-cell office:value-type="float" office:value="0.00018992">
                <text:p>0.00018992</text:p>
              </table:table-cell>
              <table:table-cell office:value-type="float" office:value="0.872210384658517">
                <text:p>0.872210384658517</text:p>
              </table:table-cell>
            </table:table-row>
            <table:table-row>
              <table:table-cell office:value-type="float" office:value="0.00021628">
                <text:p>0.00021628</text:p>
              </table:table-cell>
              <table:table-cell office:value-type="float" office:value="0.867219917012448">
                <text:p>0.867219917012448</text:p>
              </table:table-cell>
            </table:table-row>
            <table:table-row>
              <table:table-cell office:value-type="float" office:value="0.00028072">
                <text:p>0.00028072</text:p>
              </table:table-cell>
              <table:table-cell office:value-type="float" office:value="0.863603229785802">
                <text:p>0.863603229785802</text:p>
              </table:table-cell>
            </table:table-row>
            <table:table-row>
              <table:table-cell office:value-type="float" office:value="0.00055272">
                <text:p>0.00055272</text:p>
              </table:table-cell>
              <table:table-cell office:value-type="float" office:value="0.852865313446226">
                <text:p>0.852865313446226</text:p>
              </table:table-cell>
            </table:table-row>
            <table:table-row>
              <table:table-cell office:value-type="float" office:value="0.00134456">
                <text:p>0.00134456</text:p>
              </table:table-cell>
              <table:table-cell office:value-type="float" office:value="0.847622518784344">
                <text:p>0.847622518784344</text:p>
              </table:table-cell>
            </table:table-row>
            <table:table-row>
              <table:table-cell office:value-type="float" office:value="0.00231884">
                <text:p>0.00231884</text:p>
              </table:table-cell>
              <table:table-cell office:value-type="float" office:value="0.840473253336324">
                <text:p>0.840473253336324</text:p>
              </table:table-cell>
            </table:table-row>
            <table:table-row>
              <table:table-cell office:value-type="float" office:value="0.00302408">
                <text:p>0.00302408</text:p>
              </table:table-cell>
              <table:table-cell office:value-type="float" office:value="0.831529662442525">
                <text:p>0.831529662442525</text:p>
              </table:table-cell>
            </table:table-row>
            <table:table-row>
              <table:table-cell office:value-type="float" office:value="0.01468868">
                <text:p>0.01468868</text:p>
              </table:table-cell>
              <table:table-cell office:value-type="float" office:value="0.83094089940563">
                <text:p>0.83094089940563</text:p>
              </table:table-cell>
            </table:table-row>
            <table:table-row>
              <table:table-cell office:value-type="float" office:value="0.10042568">
                <text:p>0.10042568</text:p>
              </table:table-cell>
              <table:table-cell office:value-type="float" office:value="0.82794101155097">
                <text:p>0.82794101155097</text:p>
              </table:table-cell>
            </table:table-row>
            <table:table-row>
              <table:table-cell office:value-type="float" office:value="0.15556548">
                <text:p>0.15556548</text:p>
              </table:table-cell>
              <table:table-cell office:value-type="float" office:value="0.808203431647415">
                <text:p>0.808203431647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